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c9211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/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selecting active drill down menu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Button of the drill down menu should be translatab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targeting menu nod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Deletion of button does not work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Fix layout with Java (Jumps around etc.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6:24:20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30T16:51:22.600000000</dc:date>
    <meta:editing-duration>P26DT14H35M44S</meta:editing-duration>
    <meta:editing-cycles>65</meta:editing-cycles>
    <meta:generator>LibreOffice/6.3.0.4$Windows_X86_64 LibreOffice_project/057fc023c990d676a43019934386b85b21a9ee99</meta:generator>
    <meta:document-statistic meta:table-count="5" meta:cell-count="155" meta:object-count="0"/>
  </office:meta>
</office:document-meta>
</file>